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1bc434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cdaa69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tyle="italic" officeooo:paragraph-rsid="01de4cea" style:font-style-asian="italic" style:font-style-complex="italic"/>
    </style:style>
    <style:style style:name="P56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64013"/>
    </style:style>
    <style:style style:name="T134" style:family="text">
      <style:text-properties officeooo:rsid="01ca5900"/>
    </style:style>
    <style:style style:name="T135" style:family="text">
      <style:text-properties officeooo:rsid="01c8ba2d"/>
    </style:style>
    <style:style style:name="T136" style:family="text">
      <style:text-properties officeooo:rsid="01cc0b61"/>
    </style:style>
    <style:style style:name="T137" style:family="text">
      <style:text-properties officeooo:rsid="01cdb91a"/>
    </style:style>
    <style:style style:name="T138" style:family="text">
      <style:text-properties officeooo:rsid="01cded41"/>
    </style:style>
    <style:style style:name="T139" style:family="text">
      <style:text-properties officeooo:rsid="01d17a11"/>
    </style:style>
    <style:style style:name="T140" style:family="text">
      <style:text-properties officeooo:rsid="01d2ad41"/>
    </style:style>
    <style:style style:name="T141" style:family="text">
      <style:text-properties officeooo:rsid="01d4f771"/>
    </style:style>
    <style:style style:name="T142" style:family="text">
      <style:text-properties officeooo:rsid="01d5bd39"/>
    </style:style>
    <style:style style:name="T143" style:family="text">
      <style:text-properties officeooo:rsid="01d7ba92"/>
    </style:style>
    <style:style style:name="T144" style:family="text">
      <style:text-properties officeooo:rsid="01d9172e"/>
    </style:style>
    <style:style style:name="T145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46" style:family="text">
      <style:text-properties officeooo:rsid="01de4cea"/>
    </style:style>
    <style:style style:name="T147" style:family="text">
      <style:text-properties officeooo:rsid="01e3a981"/>
    </style:style>
    <style:style style:name="T148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4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5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5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5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5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54" style:family="text">
      <style:text-properties officeooo:rsid="038d9d4d"/>
    </style:style>
    <style:style style:name="T155" style:family="text">
      <style:text-properties officeooo:rsid="038dd9cf"/>
    </style:style>
    <style:style style:name="T156" style:family="text">
      <style:text-properties officeooo:rsid="0025668c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officeooo:rsid="00bb3130"/>
    </style:style>
    <style:style style:name="T164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</text:span></text:p>
      <text:p text:style-name="P51"/>
      <text:p text:style-name="P52">To minimise downtime, as well as ensure compatibility with the planned updates; p<text:span text:style-name="T133">atches </text:span><text:span text:style-name="T134">and updates</text:span><text:span text:style-name="T133"> should first be tested in a </text:span><text:span text:style-name="T135">local</text:span><text:span text:style-name="T133"> development environment </text:span>that mirrors the VPS as closely as possible. <text:span text:style-name="T136">This can be accomplished</text:span> <text:span text:style-name="T136">with</text:span> Docker. <text:span text:style-name="T137">By creating an image of the VPS’ operating system, and then running that image in a local development environment, </text:span><text:span text:style-name="T138">we can </text:span><text:span text:style-name="T139">carry out updates and patches manually, test for vulnerabilities, all the while the VPS is still </text:span><text:span text:style-name="T140">providing its service</text:span><text:span text:style-name="T139">.</text:span></text:p>
      <text:p text:style-name="P53"/>
      <text:p text:style-name="P54">To further increase security and <text:span text:style-name="T141">minimise the impact of unforeseen factors, a full backup of the VPS can also be made to a removable media. </text:span><text:span text:style-name="T142">This ensures that even if </text:span><text:span text:style-name="T143">the patches fail due to unknown factors, </text:span><text:span text:style-name="T144">the VPS can still be rolled back to the last working version.</text:span></text:p>
      <text:p text:style-name="P55"><text:span text:style-name="T145">“</text:span>‘Critical’ patches <text:span text:style-name="T146">[should </text:span><text:span text:style-name="T147">be</text:span><text:span text:style-name="T146">]</text:span> deployed within 14 calendar days of a patch becoming available<text:span text:style-name="T145">” </text:span><text:span text:style-name="T148">(CESG, 2014)</text:span></text:p>
      <text:p text:style-name="P56"/>
      <text:p text:style-name="P56"/>
      <text:p text:style-name="P5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7"/>
      <text:p text:style-name="P58"/>
      <text:p text:style-name="P58"/>
      <text:p text:style-name="P58"/>
      <text:p text:style-name="P59"/>
      <text:p text:style-name="P25"/>
      <text:p text:style-name="P25"/>
      <text:list text:style-name="WWNum5">
        <text:list-item text:start-value="1">
          <text:p text:style-name="P60"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5"><text:soft-page-break/></text:p>
      <text:p text:style-name="P62">References</text:p>
      <text:p text:style-name="P63"><text:span text:style-name="Strong_20_Emphasis"><text:span text:style-name="T149">GD</text:span></text:span><text:span text:style-name="Strong_20_Emphasis"><text:span text:style-name="T150">P</text:span></text:span><text:span text:style-name="Strong_20_Emphasis"><text:span text:style-name="T149">R</text:span></text:span><text:span text:style-name="T151"> (</text:span>2018<text:span text:style-name="T151">) </text:span><text:span text:style-name="Emphasis"><text:span text:style-name="T151">General Data Protection Regulation.</text:span></text:span><text:span text:style-name="T151"> Available at: </text:span><text:a xlink:type="simple" xlink:href="https://gdpr-info.eu/" text:style-name="Internet_20_link" text:visited-style-name="Visited_20_Internet_20_Link"><text:span text:style-name="T151">https://gdpr-info.eu/</text:span></text:a><text:span text:style-name="T151"> (</text:span><text:span text:style-name="T152">Accessed: </text:span><text:span text:style-name="T153">5 </text:span><text:span text:style-name="T152"><text:s/></text:span><text:span text:style-name="T153">May</text:span><text:span text:style-name="T152"> 2026</text:span><text:span text:style-name="T151">).</text:span></text:p>
      <text:p text:style-name="P64"><text:span text:style-name="Strong_20_Emphasis">Data Protection Act 2018</text:span> (2018) <text:span text:style-name="Emphasis">c.12.</text:span> London: The Stationery Office. <text:span text:style-name="T154">Available at: </text:span><text:a xlink:type="simple" xlink:href="https://www.legislation.gov.uk/ukpga/2018/12" text:style-name="Internet_20_link" text:visited-style-name="Visited_20_Internet_20_Link"><text:span text:style-name="T154">https://www.legislation.gov.uk/ukpga/2018/12</text:span></text:a><text:span text:style-name="T154"> </text:span><text:span text:style-name="T155">(Accessed: </text:span><text:span text:style-name="T156">5 May</text:span><text:span text:style-name="T155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55">Accessed: </text:span><text:span text:style-name="T156">5</text:span><text:span text:style-name="T155"> </text:span><text:span text:style-name="T156">May</text:span><text:span text:style-name="T155"> 2026</text:span>).</text:p>
      <text:p text:style-name="P66">National Cyber Security Centre <text:span text:style-name="T157">(2021) </text:span><text:span text:style-name="T158">Top tips for staying secure online.</text:span><text:span text:style-name="T15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7">https://www.ncsc.gov.uk/collection/top-tips-for-staying-secure-online/always-back-up-your-most-important-data#section_3</text:span></text:a><text:span text:style-name="T157"> (Accessed 5 May 2026).</text:span></text:p>
      <text:p text:style-name="P67"><text:span text:style-name="T15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57">(n.d.) </text:span><text:span text:style-name="T158">Debugging Software with a Rubber Ducky. </text:span><text:span text:style-name="T160">Available at: </text:span><text:a xlink:type="simple" xlink:href="https://rubberduckdebugging.com/" text:style-name="Internet_20_link" text:visited-style-name="Visited_20_Internet_20_Link"><text:span text:style-name="T160">https://rubberduckdebugging.com/</text:span></text:a><text:span text:style-name="T160"> (Accessed: 5 May 2026)</text:span></text:p>
      <text:p text:style-name="P69"><text:span text:style-name="T161">Luka Netzler, Brian Lovell</text:span><text:span text:style-name="T16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57">(2025) </text:span><text:span text:style-name="T158">Stable cognitive performance while adapting to intermittent fasting: A randomised controlled trial</text:span><text:span text:style-name="T160">. Available at: </text:span><text:a xlink:type="simple" xlink:href="https://journals.sagepub.com/doi/10.1177/13591053251351204" text:style-name="Internet_20_link" text:visited-style-name="Visited_20_Internet_20_Link"><text:span text:style-name="T160">https://journals.sagepub.com/doi/10.1177/13591053251351204</text:span></text:a><text:span text:style-name="T160"> (Accessed: 5 May 2026).</text:span></text:p>
      <text:p text:style-name="P71"><text:span text:style-name="Strong_20_Emphasis">Information Commissioner’s Office (ICO)</text:span> (2024<text:span text:style-name="T16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55">Accessed: </text:span><text:span text:style-name="T164">5 May </text:span><text:span text:style-name="T155">2026</text:span>).</text:p>
      <text:p text:style-name="P72">Dominik H Pesta, Varman T Samuel <text:span text:style-name="T157">(2014) </text:span><text:span text:style-name="T158">A high-protein diet for reducing body fat: mechanisms and possible caveats.</text:span><text:span text:style-name="T157"> Available at: </text:span><text:a xlink:type="simple" xlink:href="https://link.springer.com/article/10.1186/1743-7075-11-53" text:style-name="Internet_20_link" text:visited-style-name="Visited_20_Internet_20_Link"><text:span text:style-name="T157">https://link.springer.com/article/10.1186/1743-7075-11-53</text:span></text:a><text:span text:style-name="T157"> (Accessed: 5 May 2026).</text:span></text:p>
      <text:p text:style-name="P73"/>
      <text:p text:style-name="P74">Craig A. Williamson, Jari J. Morganti, Hannah E. Smithson <text:span text:style-name="T157">(2023) </text:span><text:span text:style-name="T158">Bright-light distractions and visual performance</text:span><text:span text:style-name="T157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7">https://www.frontiersin.org/journals/psychology/articles/10.3389/fpsyg.2023.1088975/full</text:span></text:a><text:span text:style-name="T157"> (Accessed: 5 May 2026).</text:span></text:p>
      <text:p text:style-name="P75"/>
      <text:p text:style-name="P76">Ning Ding, Daniel Wagner, Xiaomeng Chen, Abhinav Pathak, Y. Charlie Hu, Andrew Rice <text:span text:style-name="T157">(2013) </text:span><text:span text:style-name="T158">Characterizing and modeling the impact of wireless signal strength on smartphone battery drain. </text:span><text:span text:style-name="T160">Available at: </text:span><text:a xlink:type="simple" xlink:href="https://dl.acm.org/doi/10.1145/2494232.2466586" text:style-name="Internet_20_link" text:visited-style-name="Visited_20_Internet_20_Link"><text:span text:style-name="T160">https://dl.acm.org/doi/10.1145/2494232.2466586</text:span></text:a><text:span text:style-name="T160"> (Accessed: 5 May 2026)</text:span></text:p>
      <text:p text:style-name="P77"/>
      <text:p text:style-name="P78">The Postman Team <text:span text:style-name="T157">(2025) </text:span><text:span text:style-name="T158">What are HTTP status codes? Complete Guide for API Developers</text:span><text:span text:style-name="T157">. Available at: </text:span><text:a xlink:type="simple" xlink:href="https://blog.postman.com/what-are-http-status-codes/" text:style-name="Internet_20_link" text:visited-style-name="Visited_20_Internet_20_Link"><text:span text:style-name="T157">https://blog.postman.com/what-are-http-status-codes/</text:span></text:a><text:span text:style-name="T157"> (Accessed: 6 May 2026)</text:span></text:p>
      <text:p text:style-name="P79"/>
      <text:p text:style-name="P80">Ubuntu <text:span text:style-name="T157">(n.d.) </text:span><text:span text:style-name="T158">Vulnerability management tools in Ubuntu.</text:span><text:span text:style-name="T160"> Available at: </text:span><text:a xlink:type="simple" xlink:href="https://ubuntu.com/security/vulnerability-management" text:style-name="Internet_20_link" text:visited-style-name="Visited_20_Internet_20_Link"><text:span text:style-name="T160">https://ubuntu.com/security/vulnerability-management</text:span></text:a><text:span text:style-name="T160"> (Accessed: 6 May 2026)</text:span></text:p>
      <text:p text:style-name="P81"/>
      <text:p text:style-name="P82">Trevor Atkins <text:span text:style-name="T157">(2002) </text:span><text:span text:style-name="T158">Create a Lightweight Testing Framework. </text:span><text:span text:style-name="T157">Available at: </text:span><text:a xlink:type="simple" xlink:href="https://thinktesting.com/articles/a-lightweight-testing-framework/" text:style-name="Internet_20_link" text:visited-style-name="Visited_20_Internet_20_Link"><text:span text:style-name="T157">https://thinktesting.com/articles/a-lightweight-testing-framework/</text:span></text:a><text:span text:style-name="T157"> (Accessed: 6 May 2026)</text:span></text:p>
      <text:p text:style-name="P83"/>
      <text:p text:style-name="P84">CESG <text:span text:style-name="T157">(2014) </text:span><text:span text:style-name="T158">Implementing the cloud security principles. </text:span><text:span text:style-name="T157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7">https://www.gov.uk/government/publications/implementing-the-cloud-security-principles/implementing-the-cloud-security-principles</text:span></text:a><text:span text:style-name="T157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03:51.933675330</dc:date>
    <meta:editing-duration>PT13H16M26S</meta:editing-duration>
    <meta:editing-cycles>360</meta:editing-cycles>
    <meta:document-statistic meta:table-count="0" meta:image-count="0" meta:object-count="0" meta:page-count="6" meta:paragraph-count="68" meta:word-count="2010" meta:character-count="13986" meta:non-whitespace-character-count="12041"/>
  </office:meta>
</office:document-meta>
</file>